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left="1.27cm" fo:margin-right="0cm" fo:text-indent="-1.27cm" style:auto-text-indent="false" style:text-autospace="none">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reference-mark-start text:name="ZOTERO_ITEM {&quot;citationItems&quot;:[{&quot;uri&quot;:[&quot;http://zotero.org/users/29527/items/BP9TKUXI&quot;]}]} RNDPeLTGTApFM"/>(Gibson-Graham 2006)<text:reference-mark-end text:name="ZOTERO_ITEM {&quot;citationItems&quot;:[{&quot;uri&quot;:[&quot;http://zotero.org/users/29527/items/BP9TKUXI&quot;]}]} RNDPeLTGTApFM"/></text:p>
      <text:section text:style-name="Sect1" text:name="ZOTERO_BIBL  RNDlBza5KpCYN">
        <text:p text:style-name="P1">Gibson-Graham, J. K. 2006. <text:span text:style-name="T1">A Postcapitalist Politics</text:span><text:span text:style-name="T3">. Minneapolis, Minn: University of Minnesota Press.</text:span></text:p>
      </text:section>
      <text:p text:style-name="Text_20_body">Where once we believed that the economy was depoliticized largely through its representations, we have more recently come to understand that its repoliticization requires cultivating ourselves as subjects who can imagine and enact a new economic politics xxviii</text:p>
      <text:p text:style-name="Text_20_body">Strong theory definitively establishes what <text:span text:style-name="T1">is, </text:span><text:span text:style-name="T4">but pays no heed to what is </text:span><text:span text:style-name="T2">does. </text:span><text:span text:style-name="T4">4</text:span></text:p>
      <text:p text:style-name="Text_20_body"><text:span text:style-name="T4">If our goal as thinkers is the proliferation of different economies, what we most need is an open and hospitable orientation toward the objects of our thought. 6</text:span></text:p>
      <text:p text:style-name="Text_20_body"><text:span text:style-name="T4">Practicing weak theory allows us to deexoticize power, accepting is as our mundane, pervasive, uneven milieu. 8</text:span></text:p>
      <text:p text:style-name="Text_20_body"><text:span text:style-name="T4">How might the potentiality for becoming arise out of the experience of subjection? 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10-01-18T09:24:37.80</meta:creation-date>
    <meta:document-statistic meta:table-count="0" meta:image-count="0" meta:object-count="0" meta:page-count="1" meta:paragraph-count="7" meta:word-count="127" meta:character-count="824"/>
    <dc:date>2010-01-18T09:52:07.48</dc:date>
    <dc:creator>abm </dc:creator>
    <meta:editing-duration>PT00H06M21S</meta:editing-duration>
    <meta:editing-cycles>1</meta:editing-cycles>
    <meta:generator>OpenOffice.org/3.1$Win32 OpenOffice.org_project/310m11$Build-9399</meta:generator>
    <meta:user-defined meta:name="Info 1"/>
    <meta:user-defined meta:name="Info 2"/>
    <meta:user-defined meta:name="Info 3"/>
    <meta:user-defined meta:name="Info 4"/>
    <meta:user-defined meta:name="ZOTERO_PREF_1">&lt;data&gt;&lt;session id="lz6oIgrT"/&gt;&lt;style id="http://www.zotero.org/styles/asa" hasBibliography="0"/&gt;&lt;prefs&gt;&lt;pref name="fieldType" value="ReferenceMark"/&gt;&lt;pref name="noteType" value="0"/&gt;&lt;/prefs&gt;&lt;/data&gt;</meta:user-defined>
  </office:meta>
</office:document-meta>
</file>